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llbackResolverHelper.setProjectExtension( String project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getProjec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setReques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setProjectFallback( String projectF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getR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getRespon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getProjec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setResponseURI( String respon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setDefaultDir( String defaul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setRest( String r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setDefaultFallback( String defaultF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getDefault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setProjectDir( String projec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setDefaultExtension( String default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getDefaul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getDefaul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ResolverHelper.getProject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